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e6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1</text:p>
      <text:p text:style-name="Standard"/>
      <text:p text:style-name="P1">Enter the value:5<text:tab/>2 <text:tab/>8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2</text:p>
      <text:p text:style-name="Standard"/>
      <text:p text:style-name="Standard">Enter the value:7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2</text:p>
      <text:p text:style-name="Standard"/>
      <text:p text:style-name="Standard">Enter the value:6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5</text:p>
      <text:p text:style-name="Standard"/>
      <text:p text:style-name="Standard">The elements in the queue are: 6<text:tab/>7<text:tab/>8<text:tab/>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<text:soft-page-break/>Enter your choice:3</text:p>
      <text:p text:style-name="Standard"/>
      <text:p text:style-name="Standard">The deleted element is 8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5</text:p>
      <text:p text:style-name="Standard"/>
      <text:p text:style-name="Standard">The elements in the queue are: 6<text:tab/>7<text:tab/>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4</text:p>
      <text:p text:style-name="Standard"/>
      <text:p text:style-name="Standard">The deleted element is 6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5</text:p>
      <text:p text:style-name="Standard"/>
      <text:p text:style-name="Standard">The elements in the queue are: 7<text:tab/>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3</text:p>
      <text:p text:style-name="Standard"/>
      <text:p text:style-name="Standard">The deleted element is 7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<text:soft-page-break/>5.Display </text:p>
      <text:p text:style-name="Standard">6.Exit</text:p>
      <text:p text:style-name="Standard"/>
      <text:p text:style-name="Standard">Enter your choice:5</text:p>
      <text:p text:style-name="Standard"/>
      <text:p text:style-name="Standard">Queue is Empty</text:p>
      <text:p text:style-name="Standard"/>
      <text:p text:style-name="Standard">1.Insert at right </text:p>
      <text:p text:style-name="Standard">2.Insert at left </text:p>
      <text:p text:style-name="Standard">3.Delete from right </text:p>
      <text:p text:style-name="Standard">4.Delete from left </text:p>
      <text:p text:style-name="Standard">5.Display </text:p>
      <text:p text:style-name="Standard">6.Exit</text:p>
      <text:p text:style-name="Standard"/>
      <text:p text:style-name="Standard">Enter your choice:6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6:47.074262014</meta:creation-date>
    <dc:date>2020-09-17T20:38:37.876623823</dc:date>
    <meta:editing-duration>PT1M51S</meta:editing-duration>
    <meta:editing-cycles>1</meta:editing-cycles>
    <meta:document-statistic meta:table-count="0" meta:image-count="0" meta:object-count="0" meta:page-count="3" meta:paragraph-count="87" meta:word-count="240" meta:character-count="1446" meta:non-whitespace-character-count="1234"/>
    <meta:generator>LibreOffice/6.4.5.2$Linux_X86_64 LibreOffice_project/40$Build-2</meta:generator>
  </office:meta>
</office:document-meta>
</file>